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2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141cm" table:align="margins"/>
    </style:style>
    <style:style style:name="Table3.A" style:family="table-column">
      <style:table-column-properties style:column-width="5.57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141cm" table:align="margins"/>
    </style:style>
    <style:style style:name="Table3.A" style:family="table-column">
      <style:table-column-properties style:column-width="5.57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034fa2" officeooo:paragraph-rsid="00034fa2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34fa2" officeooo:paragraph-rsid="000b713f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5b338" officeooo:paragraph-rsid="0005b338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34fa2" officeooo:paragraph-rsid="00034fa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34fa2" officeooo:paragraph-rsid="000b713f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5b338" officeooo:paragraph-rsid="0005b338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5b338" officeooo:paragraph-rsid="000b713f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34fa2" officeooo:paragraph-rsid="00034fa2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34fa2" officeooo:paragraph-rsid="000b713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34fa2" officeooo:paragraph-rsid="00034fa2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34fa2" officeooo:paragraph-rsid="000b713f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05b338" officeooo:paragraph-rsid="0005b338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5b338" officeooo:paragraph-rsid="000b713f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48118" style:font-size-asian="10.5pt" style:font-size-complex="12pt"/>
    </style:style>
    <style:style style:name="T3" style:family="text">
      <style:text-properties fo:font-size="12pt" officeooo:rsid="0005b338" style:font-size-asian="10.5pt" style:font-size-complex="12pt"/>
    </style:style>
    <style:style style:name="T4" style:family="text">
      <style:text-properties fo:font-size="12pt" officeooo:rsid="0007a7a4" style:font-size-asian="10.5pt" style:font-size-complex="12pt"/>
    </style:style>
    <style:style style:name="T5" style:family="text">
      <style:text-properties fo:font-size="12pt" officeooo:rsid="0008ae11" style:font-size-asian="10.5pt" style:font-size-complex="12pt"/>
    </style:style>
    <style:style style:name="T6" style:family="text">
      <style:text-properties fo:font-size="12pt" officeooo:rsid="000a361e" style:font-size-asian="10.5pt" style:font-size-complex="12pt"/>
    </style:style>
    <style:style style:name="T7" style:family="text">
      <style:text-properties officeooo:rsid="00048118"/>
    </style:style>
    <style:style style:name="T8" style:family="text">
      <style:text-properties officeooo:rsid="00048118" style:font-size-asian="14pt"/>
    </style:style>
    <style:style style:name="T9" style:family="text">
      <style:text-properties officeooo:rsid="0005b338" style:font-size-asian="14pt"/>
    </style:style>
    <style:style style:name="T10" style:family="text">
      <style:text-properties officeooo:rsid="0007afb7" style:font-size-asian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07a7a4"/>
    </style:style>
    <style:style style:name="T13" style:family="text">
      <style:text-properties officeooo:rsid="0007afb7"/>
    </style:style>
    <style:style style:name="T14" style:family="text">
      <style:text-properties officeooo:rsid="000a3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pecificação Textual Completa</text:p>
      <text:p text:style-name="P2"/>
      <text:p text:style-name="P2">1. Descrição Textual</text:p>
      <text:p text:style-name="P2"/>
      <text:p text:style-name="P5"><text:tab/>Este documento é responsável por implementar um sistema de banco de dados que efetua o controle <text:s/>do fluxo de pesquisa de uma aplicação React NodeJS, utilizando um banco de dados <text:span text:style-name="T12">não </text:span>relacional <text:span text:style-name="T12">MongoDB</text:span>.</text:p>
      <text:p text:style-name="P5"/>
      <text:p text:style-name="P9"/>
      <text:p text:style-name="P9">Inserção de Pesquisa</text:p>
      <text:p text:style-name="P9"/>
      <text:p text:style-name="P9"><text:tab/><text:span text:style-name="T1">Ao enviar um resultado de pesquisa pela URL de busca, a pesquisa deverá ser inserida </text:span><text:span text:style-name="T4">em um objeto contendo um campo search do tipo string</text:span></text:p>
      <text:p text:style-name="P9"><text:span text:style-name="T1"/></text:p>
      <text:p text:style-name="P9"><text:span text:style-name="T1"/></text:p>
      <text:p text:style-name="P9">Busca de Resultados de Pesquisa</text:p>
      <text:p text:style-name="P9"/>
      <text:p text:style-name="P5"><text:tab/>A busca por resultados é feita baseando-se no texto de pesquisa solicitado, é preciso buscar pelos resultados de pesquisa no banco de dados. Dos resultados é necessário saber informações como href, sendo href a string contida para acesso ao site, description é utilizado para salvar informações a respeita da descrição do item a ser renderizado e homeURL que representa o texto a ser exibido como título do resultado de pesquisa, ou seja sua página HOME.</text:p>
      <text:p text:style-name="P5"/>
      <text:p text:style-name="P5"/>
      <text:p text:style-name="P2">2. Descrição das <text:span text:style-name="T12">Coleções</text:span></text:p>
      <text:p text:style-name="P2"/>
      <text:p text:style-name="P9"><text:tab/>2.1 <text:span text:style-name="T12">Coleção</text:span> Search</text:p>
      <text:p text:style-name="P9"><text:tab/><text:tab/></text:p>
      <text:p text:style-name="P9"><text:tab/><text:tab/><text:span text:style-name="T13">Coleção</text:span><text:span text:style-name="T1"> responsável por armazena</text:span><text:span text:style-name="T2">r</text:span><text:span text:style-name="T1"> as informações das pesquisas, conta com um <text:tab/>campo </text:span><text:span text:style-name="T2">search do tipo string </text:span><text:span text:style-name="T4">que é único para armazenar os valores.</text:span></text:p>
      <text:p text:style-name="P9"><text:span text:style-name="T2"/></text:p>
      <table:table table:name="Table1" table:style-name="Table1">
        <table:table-column table:style-name="Table1.A"/>
        <table:table-column table:style-name="Table1.B"/>
        <table:table-row table:style-name="TableLine94070972822128">
          <table:table-cell table:style-name="Table1.A1" office:value-type="string">
            <text:p text:style-name="P13">Campo</text:p>
          </table:table-cell>
          <table:table-cell table:style-name="Table1.B1" office:value-type="string">
            <text:p text:style-name="P13">Valor</text:p>
          </table:table-cell>
        </table:table-row>
        <table:table-row table:style-name="Table1.2">
          <table:table-cell table:style-name="Table1.A2" office:value-type="string">
            <text:p text:style-name="P13">search</text:p>
          </table:table-cell>
          <table:table-cell table:style-name="Table1.B2" office:value-type="string">
            <text:p text:style-name="P13">String</text:p>
          </table:table-cell>
        </table:table-row>
      </table:table>
      <text:p text:style-name="P11"><text:span text:style-name="T2"/></text:p>
      <text:p text:style-name="P9"><text:span text:style-name="T2"/></text:p>
      <text:p text:style-name="P9"><text:span text:style-name="T2"><text:tab/></text:span><text:span text:style-name="T7">2.2</text:span><text:span text:style-name="T8"> </text:span><text:span text:style-name="T10">Coleção</text:span><text:span text:style-name="T8"> </text:span><text:span text:style-name="T9">S</text:span><text:span text:style-name="T8">earchResult</text:span></text:p>
      <text:p text:style-name="P9"><text:span text:style-name="T8"><text:tab/></text:span></text:p>
      <text:p text:style-name="P9"><text:span text:style-name="T8"><text:tab/><text:tab/></text:span><text:span text:style-name="T5">Coleção</text:span><text:span text:style-name="T2"> responsável por armazenas as informações referentes aos resultados de <text:tab/>pesquisa, possui campos search </text:span><text:span text:style-name="T5">referente à coleção </text:span><text:span text:style-name="T2">Search e o campo searchInfo, json <text:tab/>responsável por armazenar informações como href, string <text:tab/>referente a domínio do site a ser <text:tab/>acessado, <text:s/>description </text:span><text:span text:style-name="T3">é uma string representante da descrição do resultado de pesquisa e <text:tab/>homeURL é uma string responsável por armazenar o campo textual que é <text:s/>exibido como o <text:tab/>título do resultado de pesquisa.</text:span></text:p>
      <text:p text:style-name="P9"><text:span text:style-name="T3"/></text:p>
      <text:p text:style-name="P9"><text:span text:style-name="T3"/></text:p>
      <text:p text:style-name="P11"><text:span text:style-name="T3"/></text:p>
      <table:table table:name="Table2" table:style-name="Table2">
        <table:table-column table:style-name="Table2.A"/>
        <table:table-column table:style-name="Table2.B"/>
        <text:soft-page-break/>
        <table:table-row table:style-name="TableLine94070965100368">
          <table:table-cell table:style-name="Table2.A1" office:value-type="string">
            <text:p text:style-name="P13">Campo</text:p>
          </table:table-cell>
          <table:table-cell table:style-name="Table2.B1" office:value-type="string">
            <text:p text:style-name="P13">Valor</text:p>
          </table:table-cell>
        </table:table-row>
        <table:table-row table:style-name="TableLine94070965100368">
          <table:table-cell table:style-name="Table2.A2" office:value-type="string">
            <text:p text:style-name="P13">search</text:p>
          </table:table-cell>
          <table:table-cell table:style-name="Table2.B2" office:value-type="string">
            <text:p text:style-name="P13">String</text:p>
          </table:table-cell>
        </table:table-row>
        <table:table-row table:style-name="TableLine94070965100368">
          <table:table-cell table:style-name="Table2.A2" office:value-type="string">
            <text:p text:style-name="P13">searchInfo</text:p>
          </table:table-cell>
          <table:table-cell table:style-name="Table2.B2" office:value-type="string">
            <text:p text:style-name="P13">Json</text:p>
            <table:table table:name="Table3" table:style-name="Table3">
              <table:table-column table:style-name="Table3.A" table:number-columns-repeated="2"/>
              <table:table-row table:style-name="TableLine94070964385008">
                <table:table-cell table:style-name="Table3.A1" office:value-type="string">
                  <text:p text:style-name="P13">href</text:p>
                </table:table-cell>
                <table:table-cell table:style-name="Table3.B1" office:value-type="string">
                  <text:p text:style-name="P13">String</text:p>
                </table:table-cell>
              </table:table-row>
              <table:table-row table:style-name="TableLine94070964385008">
                <table:table-cell table:style-name="Table3.A2" office:value-type="string">
                  <text:p text:style-name="P13">description</text:p>
                </table:table-cell>
                <table:table-cell table:style-name="Table3.B2" office:value-type="string">
                  <text:p text:style-name="P13">String</text:p>
                </table:table-cell>
              </table:table-row>
              <table:table-row table:style-name="TableLine94070964385008">
                <table:table-cell table:style-name="Table3.A2" office:value-type="string">
                  <text:p text:style-name="P13">homeURL</text:p>
                </table:table-cell>
                <table:table-cell table:style-name="Table3.B2" office:value-type="string">
                  <text:p text:style-name="P13">String</text:p>
                </table:table-cell>
              </table:table-row>
            </table:table>
            <text:p text:style-name="P1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8T10:22:09.852708462</meta:creation-date>
    <dc:date>2021-05-28T11:58:03.309086290</dc:date>
    <meta:editing-duration>PT35M1S</meta:editing-duration>
    <meta:editing-cycles>4</meta:editing-cycles>
    <meta:generator>LibreOffice/7.1.3.2$Linux_X86_64 LibreOffice_project/10$Build-2</meta:generator>
    <meta:document-statistic meta:table-count="3" meta:image-count="0" meta:object-count="0" meta:page-count="2" meta:paragraph-count="30" meta:word-count="266" meta:character-count="1680" meta:non-whitespace-character-count="1420"/>
  </office:meta>
</office:document-meta>
</file>